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Cardo" svg:font-family="Car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/>
      <style:text-properties fo:color="#000000" style:font-name="Arial" fo:font-size="11pt" fo:language="fr" fo:country="FR" fo:font-weight="normal" style:font-size-asian="11pt" style:font-weight-asian="normal"/>
    </style:style>
    <style:style style:name="P3" style:family="paragraph" style:parent-style-name="Standard">
      <style:paragraph-properties fo:line-height="115%"/>
      <style:text-properties fo:color="#000000" style:font-name="Arial" fo:font-size="11pt" fo:language="fr" fo:country="FR" style:text-underline-style="none" fo:font-weight="normal" style:font-size-asian="11pt" style:font-weight-asian="normal"/>
    </style:style>
    <style:style style:name="P4" style:family="paragraph" style:parent-style-name="Standard">
      <style:paragraph-properties fo:line-height="115%"/>
      <style:text-properties fo:color="#000000" style:font-name="Arial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P5" style:family="paragraph" style:parent-style-name="Standard">
      <style:paragraph-properties fo:line-height="115%"/>
      <style:text-properties fo:color="#000000" style:font-name="Cardo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P6" style:family="paragraph" style:parent-style-name="Standard">
      <style:paragraph-properties fo:line-height="115%"/>
      <style:text-properties fo:color="#000000" style:font-name="Cardo" fo:font-size="11pt" fo:language="fr" fo:country="FR" style:text-underline-style="none" fo:font-weight="normal" style:font-size-asian="11pt" style:font-weight-asian="normal"/>
    </style:style>
    <style:style style:name="P7" style:family="paragraph" style:parent-style-name="Standard" style:master-page-name="Standard">
      <style:paragraph-properties fo:line-height="115%" style:page-number="auto"/>
    </style:style>
    <style:style style:name="P8" style:family="paragraph" style:parent-style-name="Standard">
      <style:paragraph-properties fo:line-height="115%"/>
      <style:text-properties fo:color="#000000" style:font-name="Arial" fo:font-size="11pt" fo:language="fr" fo:country="FR" fo:font-weight="normal" style:font-size-asian="11pt" style:font-weight-asian="normal"/>
    </style:style>
    <style:style style:name="P9" style:family="paragraph" style:parent-style-name="Standard">
      <style:paragraph-properties fo:line-height="115%"/>
      <style:text-properties fo:color="#000000" style:font-name="Arial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P10" style:family="paragraph" style:parent-style-name="Standard">
      <style:paragraph-properties fo:line-height="115%"/>
      <style:text-properties fo:color="#000000" style:font-name="Arial" fo:font-size="11pt" fo:language="fr" fo:country="FR" style:text-underline-style="solid" style:text-underline-width="auto" style:text-underline-color="font-color" fo:font-weight="bold" style:font-size-asian="11pt" style:font-weight-asian="bold"/>
    </style:style>
    <style:style style:name="P11" style:family="paragraph" style:parent-style-name="Standard">
      <style:paragraph-properties fo:line-height="115%"/>
      <style:text-properties fo:color="#000000" style:font-name="Arial" fo:font-size="11pt" fo:language="fr" fo:country="FR" style:text-underline-style="none" fo:font-weight="normal" style:font-size-asian="11pt" style:font-weight-asian="normal"/>
    </style:style>
    <style:style style:name="P12" style:family="paragraph" style:parent-style-name="Standard">
      <style:paragraph-properties fo:line-height="115%"/>
      <style:text-properties fo:color="#000000" style:font-name="Arial" fo:font-size="11pt" fo:language="fr" fo:country="FR" style:text-underline-style="none" fo:font-weight="normal" officeooo:rsid="001d7a9b" officeooo:paragraph-rsid="001d7a9b" style:font-size-asian="11pt" style:font-weight-asian="normal"/>
    </style:style>
    <style:style style:name="P13" style:family="paragraph" style:parent-style-name="Standard">
      <style:paragraph-properties fo:line-height="115%"/>
      <style:text-properties fo:color="#000000" style:font-name="Cardo" fo:font-size="11pt" fo:language="fr" fo:country="FR" style:text-underline-style="none" fo:font-weight="normal" style:font-size-asian="11pt" style:font-weight-asian="normal"/>
    </style:style>
    <style:style style:name="T1" style:family="text">
      <style:text-properties fo:color="#000000" style:font-name="Arial" fo:font-size="14pt" fo:language="fr" fo:country="FR" style:font-size-asian="14pt"/>
    </style:style>
    <style:style style:name="T2" style:family="text">
      <style:text-properties fo:color="#000000" style:font-name="Arial" fo:font-size="14pt" fo:language="fr" fo:country="FR" fo:font-weight="bold" style:font-size-asian="14pt" style:font-weight-asian="bold"/>
    </style:style>
    <style:style style:name="T3" style:family="text">
      <style:text-properties fo:color="#000000" style:font-name="Arial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T4" style:family="text">
      <style:text-properties fo:color="#000000" style:font-name="Arial" fo:font-size="11pt" fo:language="fr" fo:country="FR" style:text-underline-style="none" fo:font-weight="normal" style:font-size-asian="11pt" style:font-weight-asian="normal"/>
    </style:style>
    <style:style style:name="T5" style:family="text">
      <style:text-properties fo:color="#000000" style:font-name="Arial" fo:font-size="11pt" fo:language="fr" fo:country="FR" style:text-underline-style="none" fo:font-weight="normal" officeooo:rsid="001d7a9b" style:font-size-asian="11pt" style:font-weight-asian="normal"/>
    </style:style>
    <style:style style:name="T6" style:family="text">
      <style:text-properties fo:color="#000000" style:font-name="Arial" fo:font-size="11pt" fo:language="fr" fo:country="FR" style:text-underline-style="none" fo:font-weight="normal" officeooo:rsid="001e2ebe" style:font-size-asian="11pt" style:font-weight-asian="normal"/>
    </style:style>
    <style:style style:name="T7" style:family="text">
      <style:text-properties fo:color="#000000" style:font-name="Arial" fo:font-size="11pt" fo:language="fr" fo:country="FR" style:text-underline-style="none" fo:font-weight="normal" officeooo:rsid="0021708c" style:font-size-asian="11pt" style:font-weight-asian="normal"/>
    </style:style>
    <style:style style:name="T8" style:family="text">
      <style:text-properties fo:color="#000000" style:font-name="Arial" fo:font-size="11pt" fo:language="fr" fo:country="FR" style:text-underline-style="none" fo:font-weight="normal" officeooo:rsid="0023b05d" style:font-size-asian="11pt" style:font-weight-asian="normal"/>
    </style:style>
    <style:style style:name="T9" style:family="text">
      <style:text-properties fo:color="#000000" style:font-name="Arial" fo:font-size="11pt" fo:language="fr" fo:country="FR" style:text-underline-style="none" fo:font-weight="normal" officeooo:rsid="002692e7" style:font-size-asian="11pt" style:font-weight-asian="normal"/>
    </style:style>
    <style:style style:name="T10" style:family="text">
      <style:text-properties fo:color="#000000" style:font-name="Cambria Math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T11" style:family="text">
      <style:text-properties fo:color="#000000" style:font-name="Cardo" fo:font-size="11pt" fo:language="fr" fo:country="FR" style:text-underline-style="solid" style:text-underline-width="auto" style:text-underline-color="font-color" fo:font-weight="normal" style:font-size-asian="11pt" style:font-weight-asian="normal"/>
    </style:style>
    <style:style style:name="T12" style:family="text">
      <style:text-properties fo:color="#000000" style:font-name="Cardo" fo:font-size="11pt" fo:language="fr" fo:country="FR" style:text-underline-style="none" fo:font-weight="normal" style:font-size-asian="11pt" style:font-weight-asian="normal"/>
    </style:style>
    <style:style style:name="T13" style:family="text">
      <style:text-properties fo:color="#000000" style:font-name="Cardo" fo:font-size="11pt" fo:language="fr" fo:country="FR" style:text-underline-style="none" fo:font-weight="normal" officeooo:rsid="001e2ebe" style:font-size-asian="11pt" style:font-weight-asian="normal"/>
    </style:style>
    <style:style style:name="T14" style:family="text">
      <style:text-properties fo:color="#000000" style:font-name="Cardo" fo:font-size="11pt" fo:language="fr" fo:country="FR" style:text-underline-style="none" fo:font-weight="normal" officeooo:rsid="0021708c" style:font-size-asian="11pt" style:font-weight-asian="normal"/>
    </style:style>
    <style:style style:name="T15" style:family="text">
      <style:text-properties officeooo:rsid="001f502d"/>
    </style:style>
    <style:style style:name="T16" style:family="text">
      <style:text-properties officeooo:rsid="00209424"/>
    </style:style>
    <style:style style:name="T17" style:family="text">
      <style:text-properties officeooo:rsid="0021708c"/>
    </style:style>
    <style:style style:name="T18" style:family="text">
      <style:text-properties officeooo:rsid="0023b05d"/>
    </style:style>
    <style:style style:name="T19" style:family="text">
      <style:text-properties officeooo:rsid="002574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UC0* : </text:span><text:span text:style-name="T2">Gérer questions</text:span></text:p>
      <text:p text:style-name="P2"/>
      <text:p text:style-name="P2">Date de création: 10/10/2016</text:p>
      <text:p text:style-name="P2"/>
      <text:p text:style-name="P2">Version : 1.3</text:p>
      <text:p text:style-name="P2">Auteur : Nicolas</text:p>
      <text:p text:style-name="P2"/>
      <text:p text:style-name="P2"/>
      <text:p text:style-name="P1"><text:span text:style-name="T3">Description :</text:span><text:span text:style-name="T4"> Cette fonctionnalité permet à l’enseignant de gérer les questions: modifier, supprimer, définir des questions. </text:span></text:p>
      <text:p text:style-name="P3"/>
      <text:p text:style-name="P1"><text:span text:style-name="T3">Acteur :</text:span><text:span text:style-name="T4"> L’enseignant</text:span></text:p>
      <text:p text:style-name="P3"/>
      <text:p text:style-name="P4">Préconditions: </text:p>
      <text:p text:style-name="P3">Au préalable, l’enseignant doit s’authentifier pour accéder à la plateforme.</text:p>
      <text:p text:style-name="P3">Il entre son mot de passe et on suppose que le mot de passe entré est bien valide.</text:p>
      <text:p text:style-name="P3"/>
      <text:p text:style-name="P3"/>
      <text:p text:style-name="P10">Séquencement nominal :</text:p>
      <text:p text:style-name="P3">1) L’enseignant choisit la rubrique “gérer questions” </text:p>
      <text:p text:style-name="P3">2) Le système affiche la liste des chapitres </text:p>
      <text:p text:style-name="P3">3) L’enseignant sélectionne un chapitre</text:p>
      <text:p text:style-name="P3">4) Le système affiche la liste des questions du chapitre</text:p>
      <text:p text:style-name="P3">5) L’enseignant choisit l’action qu’il veut entreprendre</text:p>
      <text:p text:style-name="P3">6) Le <text:span text:style-name="T18">système</text:span> enregistre les modifications apportées</text:p>
      <text:p text:style-name="P12">7)Le <text:span text:style-name="T18">système</text:span> affiche la listes des questions du chapitre</text:p>
      <text:p text:style-name="P1"><text:span text:style-name="T5">8</text:span><text:span text:style-name="T4">) L’enseignant termine en appuyant sur "Terminer" (A autre choix a faire retour en SN2)</text:span></text:p>
      <text:p text:style-name="P1"><text:span text:style-name="T5">9</text:span><text:span text:style-name="T4">) Le système affiche la page d'accueil</text:span></text:p>
      <text:p text:style-name="P3"/>
      <text:p text:style-name="P10">Enchaînements alternatifs :</text:p>
      <text:p text:style-name="P3"/>
      <text:p text:style-name="P1"><text:span text:style-name="T10">⧫</text:span><text:span text:style-name="T11"> A1. L’enseignant souhaite définir (= ajouter) une question</text:span></text:p>
      <text:p text:style-name="P3">Cette alternative démarre en SN5, au choix de l’action que l'enseignant veut entreprendre.</text:p>
      <text:p text:style-name="P3"/>
      <text:p text:style-name="P1"><text:span text:style-name="T12">A1.1</text:span><text:span text:style-name="T4">) L’enseignant choisit “définir question”</text:span></text:p>
      <text:p text:style-name="P1"><text:span text:style-name="T12">A1.2</text:span><text:span text:style-name="T4">) Le système affiche un </text:span><text:span text:style-name="T5">formulaire</text:span><text:span text:style-name="T4"> de saisie vide pour :</text:span><text:span text:style-name="T5">le texte</text:span><text:span text:style-name="T4"> de la question, </text:span><text:span text:style-name="T5">3 propositions de réponse, et pour chacune </text:span><text:span text:style-name="T6">une</text:span><text:span text:style-name="T5"> j</text:span><text:span text:style-name="T6">ustification ainsi qu'</text:span><text:span text:style-name="T5">un </text:span><text:span text:style-name="T6">checkbox 'vrai' et 'faux'</text:span><text:span text:style-name="T4"> </text:span></text:p>
      <text:p text:style-name="P1"><text:span text:style-name="T12">A1.</text:span><text:span text:style-name="T13">3</text:span><text:span text:style-name="T12">)</text:span><text:span text:style-name="T4"> L’enseignant remplit tous les champs et valide</text:span></text:p>
      <text:p text:style-name="P1"><text:soft-page-break/><text:span text:style-name="T4">A1.</text:span><text:span text:style-name="T6">4</text:span><text:span text:style-name="T4">) Le système propose d'ajouter des propositions</text:span></text:p>
      <text:p text:style-name="P1"><text:span text:style-name="T4">A1.</text:span><text:span text:style-name="T6">5</text:span><text:span text:style-name="T4">) L'enseignant accepte en appuyant sur "Valider"</text:span></text:p>
      <text:p text:style-name="P1"><text:span text:style-name="T4">A1.</text:span><text:span text:style-name="T6">6</text:span><text:span text:style-name="T4">) Le système </text:span><text:span text:style-name="T6">affiche un nouveau formulaire identique a celui du A1.2 mais pour 10 propositions cette fois</text:span></text:p>
      <text:p text:style-name="P3">A1.<text:span text:style-name="T18">7</text:span>) L'enseignant peut remplir jusqu'à 10 nouvelles propositions puis valide</text:p>
      <text:p text:style-name="P1"><text:span text:style-name="T4">A1.</text:span><text:span text:style-name="T8">8</text:span><text:span text:style-name="T4">) Le système propose d'ajouter une réponse </text:span><text:span text:style-name="T6">ou de terminer.</text:span></text:p>
      <text:p text:style-name="P1"><text:span text:style-name="T4">A1.</text:span><text:span text:style-name="T8">9</text:span><text:span text:style-name="T4"> L'enseignant </text:span><text:span text:style-name="T6">termine</text:span></text:p>
      <text:p text:style-name="P3">A1.1<text:span text:style-name="T18">0</text:span>) Retour en SN6</text:p>
      <text:p text:style-name="P3"/>
      <text:p text:style-name="P1"><text:span text:style-name="T10">⧫</text:span><text:span text:style-name="T11"> A1.1 </text:span><text:span text:style-name="T3">L'enseignant refuse d'ajouter des propositions</text:span></text:p>
      <text:p text:style-name="P3">Cette alternative démarre en A1.<text:span text:style-name="T19">5</text:span> si l'enseignant refuse d'ajouter des propositions.</text:p>
      <text:p text:style-name="P3"/>
      <text:p text:style-name="P3">A1.1.1) L'enseignant refuse en appuyant sur "Refuser"</text:p>
      <text:p text:style-name="P3">A1.1.2) <text:s/>retour en A1.<text:span text:style-name="T19">9</text:span></text:p>
      <text:p text:style-name="P5"/>
      <text:p text:style-name="P1"><text:span text:style-name="T10">⧫</text:span><text:span text:style-name="T11"> A1.2 </text:span><text:span text:style-name="T3">L'enseignant veut encore ajouter des propositions</text:span></text:p>
      <text:p text:style-name="P3">Cette alternative démarre en A1.<text:span text:style-name="T19">8</text:span> si l'enseignant veut encore ajouter des propositions</text:p>
      <text:p text:style-name="P3"/>
      <text:p text:style-name="P3">A1.2.1) L'enseignant refuse en appuyant sur "Valider"</text:p>
      <text:p text:style-name="P3">A1.2.2) <text:s/>retour en A1.<text:span text:style-name="T16">6</text:span></text:p>
      <text:p text:style-name="P4"/>
      <text:p text:style-name="P3"/>
      <text:p text:style-name="P1"><text:span text:style-name="T10">⧫</text:span><text:span text:style-name="T11"> A2. L’enseignant souhaite modifier une question</text:span></text:p>
      <text:p text:style-name="P3">Cette alternative démarre en SN5, au choix de l’action que l'enseignant veut entreprendre.</text:p>
      <text:p text:style-name="P3"/>
      <text:p text:style-name="P1"><text:span text:style-name="T12">A2.1</text:span><text:span text:style-name="T4">) L'enseignant clique sur une des questions de la liste affiché.</text:span></text:p>
      <text:p text:style-name="P1"><text:span text:style-name="T12">A2.2</text:span><text:span text:style-name="T4">) Le système affiche "Modifier question" et "Supprimer question"</text:span></text:p>
      <text:p text:style-name="P1"><text:span text:style-name="T12">A2.3</text:span><text:span text:style-name="T4">) L'enseignant choisit “Modifier question”</text:span></text:p>
      <text:p text:style-name="P3">A2.4) Le système affiche toutes les lignes de saisies de proposition à la question remplies avec les informations actuelles de la question ainsi que le texte de la question</text:p>
      <text:p text:style-name="P1"><text:span text:style-name="T12">A2.5</text:span><text:span text:style-name="T4">) L’enseignant peut modifier n'importe quelle ligne de saisie ainsi que le texte de la question.</text:span></text:p>
      <text:p text:style-name="P1"><text:soft-page-break/><text:span text:style-name="T12">A2.6</text:span><text:span text:style-name="T4">) L'enseignant termine ses modifications en appuyant sur "Valider"</text:span></text:p>
      <text:p text:style-name="P1"><text:span text:style-name="T12">A2.7</text:span><text:span text:style-name="T4">) La séquence nominale reprend au point SN6.</text:span></text:p>
      <text:p text:style-name="P3"/>
      <text:p text:style-name="P1"><text:span text:style-name="T10">⧫</text:span><text:span text:style-name="T11"> A3. L’enseignant souhaite supprimer une question </text:span></text:p>
      <text:p text:style-name="P3">Cette alternative démarre en SN5, au choix de l’action que l'enseignant veut entreprendre.</text:p>
      <text:p text:style-name="P3"/>
      <text:p text:style-name="P1"><text:span text:style-name="T12">A3.1</text:span><text:span text:style-name="T4">) L'enseignant clique sur une des questions de la liste affiché.</text:span></text:p>
      <text:p text:style-name="P1"><text:span text:style-name="T12">A3.2</text:span><text:span text:style-name="T4">) Le système affiche "Modifier question" et "Supprimer question"</text:span></text:p>
      <text:p text:style-name="P1"><text:span text:style-name="T12">A3.3</text:span><text:span text:style-name="T4">) L'enseignant choisit “Supprimer question”</text:span></text:p>
      <text:p text:style-name="P1"><text:span text:style-name="T12">A</text:span><text:span text:style-name="T4">3.4) Le système lui demande s’il souhaite supprimer la question définitivement</text:span></text:p>
      <text:p text:style-name="P1"><text:span text:style-name="T12">A</text:span><text:span text:style-name="T4">3.5) L'enseignant termine la suppression en appuyant sur "Valider"</text:span></text:p>
      <text:p text:style-name="P3">A3.6) La séquence nominale reprend au point SN6.</text:p>
      <text:p text:style-name="P3"/>
      <text:p text:style-name="P1"><text:span text:style-name="T10">⧫</text:span><text:span text:style-name="T11"> A4. L’enseignant souhaite annuler les actions qu’il a voulu entreprendre</text:span></text:p>
      <text:p text:style-name="P3">Cette alternative peut <text:span text:style-name="T19">démarrer</text:span> à la validation définitive en A1.<text:span text:style-name="T17">2</text:span>, A2.5, A3.5.</text:p>
      <text:p text:style-name="P3"/>
      <text:p text:style-name="P3">A4.1) L’enseignant choisit “annuler” pour revenir sur ses actions</text:p>
      <text:p text:style-name="P3">A4.2) La séquence nominale reprend au point SN2 en affichant la liste des chapitres.</text:p>
      <text:p text:style-name="P3"/>
      <text:p text:style-name="P1"><text:span text:style-name="T10">⧫</text:span><text:span text:style-name="T11"> A5. L’enseignant ne souhaite finalement pas entreprendre d'actions</text:span></text:p>
      <text:p text:style-name="P3">Cette alternative peut <text:span text:style-name="T19">démarrer</text:span> au choix d'une action en SN5.</text:p>
      <text:p text:style-name="P3"/>
      <text:p text:style-name="P3">A5.1) L’enseignant choisit “annuler” pour ne pas faire d'actions.</text:p>
      <text:p text:style-name="P3">A5.2) Retour en SN7.</text:p>
      <text:p text:style-name="P3"/>
      <text:p text:style-name="P3"/>
      <text:p text:style-name="P1"><text:span text:style-name="T10">⧫</text:span><text:span text:style-name="T11"> A6. L’enseignant souhaite effectuer une nouvelle action.</text:span></text:p>
      <text:p text:style-name="P3">Cette alternative démarre en SN<text:span text:style-name="T19">8</text:span>.</text:p>
      <text:p text:style-name="P3"><text:soft-page-break/></text:p>
      <text:p text:style-name="P1"><text:span text:style-name="T12">A6.1</text:span><text:span text:style-name="T4">) L'enseignant choisit "Continuer" </text:span></text:p>
      <text:p text:style-name="P3">A6.2) La séquence nominale reprend au point SN2.</text:p>
      <text:p text:style-name="P3"/>
      <text:p text:style-name="P3"/>
      <text:p text:style-name="P10">Exceptions :</text:p>
      <text:p text:style-name="P3"/>
      <text:p text:style-name="P1"><text:span text:style-name="T10">⧫</text:span><text:span text:style-name="T11"> E1. La liste des chapitres est vide </text:span></text:p>
      <text:p text:style-name="P6">En SN2 s'il n'y a pas de chapitre encore défini.</text:p>
      <text:p text:style-name="P3"/>
      <text:p text:style-name="P3">E1.1) Le système affiche "Pas de chapitre défini"</text:p>
      <text:p text:style-name="P3">E1.2) Retour en SN7</text:p>
      <text:p text:style-name="P3"/>
      <text:p text:style-name="P1"><text:span text:style-name="T10">⧫</text:span><text:span text:style-name="T11"> E2. Champ de texte non remplis</text:span></text:p>
      <text:p text:style-name="P1"><text:span text:style-name="T12">En A1.</text:span><text:span text:style-name="T14">3</text:span><text:span text:style-name="T4"> ou en A1.</text:span><text:span text:style-name="T7">7</text:span><text:span text:style-name="T4"> ou encore en </text:span><text:span text:style-name="T12">A2.6</text:span><text:span text:style-name="T4"> </text:span><text:span text:style-name="T12">s'il y a un champ de texte est vide.</text:span></text:p>
      <text:p text:style-name="P3"/>
      <text:p text:style-name="P3">E2.1) Le système affiche "Champ de texte vide"</text:p>
      <text:p text:style-name="P1"><text:span text:style-name="T4">E2.2) Retour respectivement en </text:span><text:span text:style-name="T12">A1.</text:span><text:span text:style-name="T14">2</text:span><text:span text:style-name="T12"> pour A1.</text:span><text:span text:style-name="T14">3</text:span><text:span text:style-name="T4">,</text:span><text:span text:style-name="T12"> A1.</text:span><text:span text:style-name="T14">6</text:span><text:span text:style-name="T12"> pour </text:span><text:span text:style-name="T4">A1.</text:span><text:span text:style-name="T7">7</text:span><text:span text:style-name="T4"> et A2.4 pour A2.6</text:span></text:p>
      <text:p text:style-name="P6"/>
      <text:p text:style-name="P1"><text:span text:style-name="T10">⧫</text:span><text:span text:style-name="T11"> E3. Aucune proposition valide</text:span></text:p>
      <text:p text:style-name="P1"><text:span text:style-name="T4">En A1.</text:span><text:span text:style-name="T9">3</text:span><text:span text:style-name="T4"> ou en </text:span><text:span text:style-name="T12">A2.6</text:span><text:span text:style-name="T4"> à la fin de la création ou modification d'une question si aucune proposition n'est valide. (On va demander à l'enseignant de modifier)</text:span></text:p>
      <text:p text:style-name="P3"/>
      <text:p text:style-name="P3">E3.1) Le système affiche "Une proposition au moins doit être valide"</text:p>
      <text:p text:style-name="P3">E3.2) Retour en A2.4 (avec les informations correspondantes aux saisies précédente de l'enseignant pendant l'étape de création pour A1.1<text:span text:style-name="T17">0</text:span>)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Cardo" svg:font-family="Card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13:19:57.722000000</dc:date>
    <meta:editing-duration>PT1H15M45S</meta:editing-duration>
    <meta:editing-cycles>7</meta:editing-cycles>
    <meta:generator>LibreOffice/5.0.2.2$Windows_x86 LibreOffice_project/37b43f919e4de5eeaca9b9755ed688758a8251fe</meta:generator>
    <meta:document-statistic meta:table-count="0" meta:image-count="0" meta:object-count="0" meta:page-count="4" meta:paragraph-count="82" meta:word-count="751" meta:character-count="4899" meta:non-whitespace-character-count="4220"/>
  </office:meta>
</office:document-meta>
</file>